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3ULdPVuusbriicTecfq314wtuxxOvZ0fUPN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1:33:02.002624255</meta:creation-date>
    <dc:date>2021-11-22T11:33:16.003755213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6.2$Linux_X86_64 LibreOffice_project/40$Build-2</meta:generator>
  </office:meta>
</office:document-meta>
</file>